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969" officeooo:paragraph-rsid="00042969"/>
    </style:style>
    <style:style style:name="T1" style:family="text">
      <style:text-properties officeooo:rsid="00042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1">Trophee Nsi : Groupe LINK.exe</text:span></text:p>
      <text:p text:style-name="Standard"/>
      <text:p text:style-name="Standard"/>
      <text:p text:style-name="P1">Ivana, joe , julien et aleksy</text:p>
      <text:p text:style-name="P1">adresse github :<text:a xlink:type="simple" xlink:href="https://github.com/Jolabananeeee/trophee-NSI" text:style-name="Internet_20_link" text:visited-style-name="Visited_20_Internet_20_Link">https://github.com/Jolabananeeee/trophee-NSI</text:a></text:p>
      <text:p text:style-name="P1">Le flash se situe dans le dossier suivi puis dns le fichier flash 1ere semaine trophee-NS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4T22:12:07.802000000</meta:creation-date>
    <dc:date>2026-02-04T22:17:56.786000000</dc:date>
    <meta:editing-duration>PT5M20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4" meta:word-count="30" meta:character-count="255" meta:non-whitespace-character-count="182"/>
  </office:meta>
</office:document-meta>
</file>